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6.738cm"/>
    </style:style>
    <style:style style:name="pr2" style:family="presentation" style:parent-style-name="Default-subtitle">
      <style:graphic-properties draw:fill-color="#ffffff" draw:auto-grow-height="true" fo:min-height="4.691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title">
      <style:graphic-properties fo:min-height="2.629cm"/>
    </style:style>
    <style:style style:name="pr5" style:family="presentation" style:parent-style-name="Default-outline1">
      <style:graphic-properties fo:min-height="10.418cm"/>
    </style:style>
    <style:style style:name="P1" style:family="paragraph">
      <style:text-properties fo:font-size="60pt" style:font-size-asian="60pt" style:font-size-complex="60pt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</style:style>
    <style:style style:name="P4" style:family="paragraph">
      <loext:graphic-properties draw:fill-color="#ffffff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6.738cm" svg:x="1.4cm" svg:y="0.628cm" presentation:class="title" presentation:user-transformed="true">
          <draw:text-box>
            <text:p><text:span text:style-name="T1">Sketching with Hardware</text:span></text:p>
          </draw:text-box>
        </draw:frame>
        <draw:frame presentation:style-name="pr2" draw:text-style-name="P3" draw:layer="layout" svg:width="25.199cm" svg:height="4.691cm" svg:x="1.4cm" svg:y="8.128cm" presentation:class="subtitle" presentation:user-transformed="true">
          <draw:text-box>
            <text:p text:style-name="P2"><text:span text:style-name="T2">11: Final Project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Some Tips...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Keep it simple, stupid!</text:p>
                <text:list>
                  <text:list-item>
                    <text:p>Clear concept</text:p>
                  </text:list-item>
                  <text:list-item>
                    <text:p>Few features, but well implemented</text:p>
                  </text:list-item>
                </text:list>
              </text:list-item>
              <text:list-item>
                <text:p>Think first!</text:p>
                <text:list>
                  <text:list-item>
                    <text:p>Keep code and hardware tidy and modular</text:p>
                  </text:list-item>
                  <text:list-item>
                    <text:p>Document everything, take pictures</text:p>
                  </text:list-item>
                </text:list>
              </text:list-item>
              <text:list-item>
                <text:p>Do not waste time</text:p>
                <text:list>
                  <text:list-item>
                    <text:p>Create a schedule beforehand</text:p>
                  </text:list-item>
                  <text:list-item>
                    <text:p>Avoid complicated mechanical parts</text:p>
                  </text:list-item>
                  <text:list-item>
                    <text:p>Avoid building the same thing twic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1" draw:layer="layout" svg:width="25.199cm" svg:height="4.735cm" svg:x="1.4cm" svg:y="2.875cm" presentation:class="title" presentation:user-transformed="true">
          <draw:text-box>
            <text:p text:style-name="P1"><text:span text:style-name="T1">The theme for the final projects is..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Placeholder: Reveal the theme!</text:p>
          </draw:text-box>
        </draw:frame>
        <draw:frame presentation:style-name="pr5" draw:layer="layout" svg:width="25.199cm" svg:height="10.668cm" svg:x="1.4cm" svg:y="3.04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Placeholder: Explain the theme</text:p>
          </draw:text-box>
        </draw:frame>
        <draw:frame presentation:style-name="pr5" draw:layer="layout" svg:width="25.199cm" svg:height="10.668cm" svg:x="1.4cm" svg:y="3.04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Brainstorming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Find a partner!</text:p>
              </text:list-item>
              <text:list-item>
                <text:p>Each group creates a poster:</text:p>
              </text:list-item>
              <text:list-item>
                <text:p><text:span text:style-name="T3">Rough</text:span> sketches of at least <text:span text:style-name="T3">three</text:span> ideas (45 min)</text:p>
              </text:list-item>
              <text:list-item>
                <text:p>Concept should be clear</text:p>
              </text:list-item>
              <text:list-item>
                <text:p>Ignore technical aspects for now</text:p>
              </text:list-item>
              <text:list-item>
                <text:p>After that: Feedback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Feedback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Each group finds a spot for their poster</text:p>
              </text:list-item>
              <text:list-item>
                <text:p>One member stays at the poster and explains the concept</text:p>
              </text:list-item>
              <text:list-item>
                <text:p>The other member visits the other groups, provides feedback and marks their favorite on the poster</text:p>
              </text:list-item>
              <text:list-item>
                <text:p>When member two is done: Switch rol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2.629cm" svg:x="1.4cm" svg:y="0.028cm" presentation:class="title">
          <draw:text-box>
            <text:p>Begin of the Project Phase</text:p>
          </draw:text-box>
        </draw:frame>
        <draw:frame presentation:style-name="pr5" draw:layer="layout" svg:width="25.199cm" svg:height="10.668cm" svg:x="1.4cm" svg:y="3.048cm" presentation:class="outline">
          <draw:text-box>
            <text:list text:style-name="L2">
              <text:list-item>
                <text:p>Budget for each group: xx€</text:p>
              </text:list-item>
              <text:list-item>
                <text:p>Rest of today:</text:p>
                <text:list>
                  <text:list-item>
                    <text:p>Select a topic</text:p>
                  </text:list-item>
                  <text:list-item>
                    <text:p>Think about the technical implementation</text:p>
                  </text:list-item>
                  <text:list-item>
                    <text:p>Ask questions!</text:p>
                  </text:list-item>
                </text:list>
              </text:list-item>
              <text:list-item>
                <text:p>Tomorrow:</text:p>
                <text:list>
                  <text:list-item>
                    <text:p>Proof of concept</text:p>
                  </text:list-item>
                  <text:list-item>
                    <text:p>Define milestones and tasks</text:p>
                  </text:list-item>
                  <text:list-item>
                    <text:p>Shopping list (so things get shipped over the weekend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4pt" style:font-size-asian="24pt" style:font-size-complex="24pt"/>
    </style:style>
    <style:style style:name="Default-outline3" style:family="presentation" style:parent-style-name="Default-outline2">
      <style:paragraph-properties fo:margin-top="0.3cm" fo:margin-bottom="0cm"/>
      <style:text-properties fo:font-size="20pt" style:font-size-asian="20pt" style:font-size-complex="20pt"/>
    </style:style>
    <style:style style:name="Default-outline4" style:family="presentation" style:parent-style-name="Default-outline3">
      <style:paragraph-properties fo:margin-top="0.2cm" fo:margin-bottom="0cm"/>
      <style:text-properties fo:font-size="18pt" style:font-size-asian="18pt" style:font-size-complex="18pt"/>
    </style:style>
    <style:style style:name="Default-outline5" style:family="presentation" style:parent-style-name="Default-outline4">
      <style:paragraph-properties fo:margin-top="0.1cm" fo:margin-bottom="0cm"/>
      <style:text-properties fo:font-size="18pt" style:font-size-asian="18pt" style:font-size-complex="18pt"/>
    </style:style>
    <style:style style:name="Default-outline6" style:family="presentation" style:parent-style-name="Default-outline5">
      <style:paragraph-properties fo:margin-top="0.1cm" fo:margin-bottom="0cm"/>
      <style:text-properties fo:font-size="18pt" style:font-size-asian="18pt" style:font-size-complex="18pt"/>
    </style:style>
    <style:style style:name="Default-outline7" style:family="presentation" style:parent-style-name="Default-outline6">
      <style:paragraph-properties fo:margin-top="0.1cm" fo:margin-bottom="0cm"/>
      <style:text-properties fo:font-size="18pt" style:font-size-asian="18pt" style:font-size-complex="18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8pt" style:font-style-asian="normal" style:font-weight-asian="normal" style:font-name-complex="FreeSans" style:font-family-complex="FreeSans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fill-color="#ffffff" draw:auto-grow-width="true" fo:min-height="0.768cm" fo:min-width="3.056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text-align="end"/>
    </style:style>
    <style:style style:name="MP8" style:family="paragraph">
      <loext:graphic-properties draw:fill="none" draw:fill-color="#ffffff"/>
      <style:paragraph-properties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style:font-name="FreeMono1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Mpr1" draw:layer="backgroundobjects" svg:width="25.199cm" svg:height="2.629cm" svg:x="1.4cm" svg:y="0.028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0.668cm" svg:x="1.4cm" svg:y="3.048cm" presentation:class="outline" presentation:placeholder="true">
        <draw:text-box/>
      </draw:frame>
      <draw:frame presentation:style-name="Mpr2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8" draw:layer="backgroundobjects" svg:width="3.556cm" svg:height="1.018cm" svg:x="23.876cm" svg:y="14.732cm">
        <draw:text-box>
          <text:p text:style-name="MP7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26T16:28:53.283533916</meta:creation-date>
    <dc:date>2019-09-05T22:30:03.423230508</dc:date>
    <meta:editing-duration>P2DT23H51M</meta:editing-duration>
    <meta:editing-cycles>99</meta:editing-cycles>
    <meta:generator>LibreOffice/6.1.5.2$Linux_X86_64 LibreOffice_project/10$Build-2</meta:generator>
    <meta:document-statistic meta:object-count="53"/>
  </office:meta>
</office:document-meta>
</file>